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4pt" fo:font-weight="normal" officeooo:rsid="000f92d2" officeooo:paragraph-rsid="000f92d2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01dbd" officeooo:paragraph-rsid="00101dbd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e9033" officeooo:paragraph-rsid="001e9033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27cf53" officeooo:paragraph-rsid="0027cf53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2bb2a1" officeooo:paragraph-rsid="002bb2a1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2bb2a1" officeooo:paragraph-rsid="00310e24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2bb2a1" officeooo:paragraph-rsid="00413bd9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41de8d" officeooo:paragraph-rsid="0041de8d" style:font-size-asian="12.25pt" style:font-weight-asian="normal" style:font-size-complex="14pt" style:font-weight-complex="normal"/>
    </style:style>
    <style:style style:name="P10" style:family="paragraph" style:parent-style-name="Standard">
      <style:text-properties officeooo:paragraph-rsid="00413bd9"/>
    </style:style>
    <style:style style:name="P11" style:family="paragraph" style:parent-style-name="Standard">
      <style:text-properties officeooo:paragraph-rsid="0043d224"/>
    </style:style>
    <style:style style:name="P12" style:family="paragraph" style:parent-style-name="Standard">
      <style:text-properties officeooo:rsid="0047abbe" officeooo:paragraph-rsid="0047abbe"/>
    </style:style>
    <style:style style:name="P13" style:family="paragraph" style:parent-style-name="Standard">
      <style:text-properties officeooo:rsid="0047abbe" officeooo:paragraph-rsid="004ad91a"/>
    </style:style>
    <style:style style:name="T1" style:family="text">
      <style:text-properties officeooo:rsid="000f92d2"/>
    </style:style>
    <style:style style:name="T2" style:family="text">
      <style:text-properties officeooo:rsid="0020898c"/>
    </style:style>
    <style:style style:name="T3" style:family="text">
      <style:text-properties officeooo:rsid="0027cf53"/>
    </style:style>
    <style:style style:name="T4" style:family="text">
      <style:text-properties officeooo:rsid="0029c0d7"/>
    </style:style>
    <style:style style:name="T5" style:family="text">
      <style:text-properties officeooo:rsid="002a6c9a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bb2a1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413bd9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43590c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43d224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45af69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47abbe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48e38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4ad91a" style:font-size-asian="12.25pt" style:font-weight-asian="normal" style:font-size-complex="14pt" style:font-weight-complex="normal"/>
    </style:style>
    <style:style style:name="T15" style:family="text">
      <style:text-properties officeooo:rsid="002d405f"/>
    </style:style>
    <style:style style:name="T16" style:family="text">
      <style:text-properties officeooo:rsid="002d6177"/>
    </style:style>
    <style:style style:name="T17" style:family="text">
      <style:text-properties officeooo:rsid="002f592b"/>
    </style:style>
    <style:style style:name="T18" style:family="text">
      <style:text-properties officeooo:rsid="00310e24"/>
    </style:style>
    <style:style style:name="T19" style:family="text">
      <style:text-properties officeooo:rsid="00321385"/>
    </style:style>
    <style:style style:name="T20" style:family="text">
      <style:text-properties officeooo:rsid="0033d492"/>
    </style:style>
    <style:style style:name="T21" style:family="text">
      <style:text-properties officeooo:rsid="0038032f"/>
    </style:style>
    <style:style style:name="T22" style:family="text">
      <style:text-properties officeooo:rsid="003a0890"/>
    </style:style>
    <style:style style:name="T23" style:family="text">
      <style:text-properties officeooo:rsid="003b4ee5"/>
    </style:style>
    <style:style style:name="T24" style:family="text">
      <style:text-properties officeooo:rsid="003dbb79"/>
    </style:style>
    <style:style style:name="T25" style:family="text">
      <style:text-properties officeooo:rsid="003f872a"/>
    </style:style>
    <style:style style:name="T26" style:family="text">
      <style:text-properties officeooo:rsid="003fb465"/>
    </style:style>
    <style:style style:name="T27" style:family="text">
      <style:text-properties officeooo:rsid="00413b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DML</text:span></text:p>
      <text:p text:style-name="P2">Morning :</text:p>
      <text:p text:style-name="P2">---------------</text:p>
      <text:p text:style-name="P2"/>
      <text:p text:style-name="P3"><text:tab/>Yesterday, we learnt DDL, i.e how to create a table, give constraints, altering <text:tab/>the table including adding/removing columns, adding constraints later, <text:tab/>renaming table and columns. Etc. Constainsts we learnt are, not null, check, <text:tab/>unique, primary key, foreign key etc. Dat Types char, varchar, numeric, double, <text:tab/>small in, int, big int etc.</text:p>
      <text:p text:style-name="P3"/>
      <text:p text:style-name="P4">DML : Data Manipulation Language, <text:span text:style-name="T2">It have CRUD operations.</text:span></text:p>
      <text:p text:style-name="P4"><text:tab/><text:span text:style-name="T2">The commands are select, update, insert, delete.</text:span></text:p>
      <text:p text:style-name="P4"/>
      <text:p text:style-name="P9">Insert :</text:p>
      <text:p text:style-name="P9"/>
      <text:p text:style-name="P4"><text:tab/>-<text:span text:style-name="T3">&gt; To add values in the Department table row by row,</text:span></text:p>
      <text:p text:style-name="P4"><text:tab/><text:tab/><text:span text:style-name="T3">insert into department values(‘d1’, “Development”);</text:span></text:p>
      <text:p text:style-name="P4"><text:tab/>-<text:span text:style-name="T3">&gt; To view the values,</text:span></text:p>
      <text:p text:style-name="P4"><text:tab/><text:tab/><text:span text:style-name="T3">select * from department;</text:span></text:p>
      <text:p text:style-name="P4"><text:tab/>-<text:span text:style-name="T3">&gt; To add values in Employee table in Employee table, in another way,</text:span></text:p>
      <text:p text:style-name="P4"><text:tab/><text:tab/><text:span text:style-name="T3">insert into employee(id, name, salary, age) values(1, ‘rahul’, 2000.678, 21);<text:tab/><text:tab/><text:tab/><text:tab/>//</text:span><text:span text:style-name="T4">Here we can skip to add data in a cloumn .</text:span></text:p>
      <text:p text:style-name="P5"><text:tab/>-&gt; To view the employee table,</text:p>
      <text:p text:style-name="P5"><text:tab/><text:tab/>select * from employees;</text:p>
      <text:p text:style-name="P5"><text:tab/>-<text:span text:style-name="T4">&gt; To add another row,</text:span></text:p>
      <text:p text:style-name="P5"><text:tab/><text:tab/><text:span text:style-name="T4">insert into employees(id, name, salary, age) values (2, “Rushi”, 300.678, 22);</text:span></text:p>
      <text:p text:style-name="P5"><text:tab/>-<text:span text:style-name="T5">&gt; To view employee table,</text:span></text:p>
      <text:p text:style-name="P5"><text:tab/><text:tab/><text:span text:style-name="T5">select * from employees;</text:span></text:p>
      <text:p text:style-name="P5"/>
      <text:p text:style-name="P5"/>
      <text:p text:style-name="P6"><text:tab/>Select :</text:p>
      <text:p text:style-name="P6"><text:tab/><text:tab/></text:p>
      <text:p text:style-name="P6"><text:tab/>-&gt; If wanna fetch all columns use ,</text:p>
      <text:p text:style-name="P6"><text:tab/><text:tab/>select * from tablename;</text:p>
      <text:p text:style-name="P6"><text:tab/>-&gt; If want onlt a req colmns use,</text:p>
      <text:p text:style-name="P6"><text:tab/><text:tab/>select colname1, colname2 from table;</text:p>
      <text:p text:style-name="P6"><text:tab/>-&gt; If want to identify a person based on some condition use,</text:p>
      <text:p text:style-name="P6"><text:tab/><text:tab/>select * from table where id=1;</text:p>
      <text:p text:style-name="P6"><text:tab/><text:tab/>select colname1 from tablename where name = “Rushi”;</text:p>
      <text:p text:style-name="P6"><text:tab/><text:tab/>select * from tablename where age &lt; <text:s/>22;</text:p>
      <text:p text:style-name="P6"><text:tab/><text:tab/>select * from employees where age&lt;=22 and id = 1;</text:p>
      <text:p text:style-name="P6"><text:tab/><text:tab/>select colName<text:span text:style-name="T15">2</text:span> from employees where age between 20 and 25;</text:p>
      <text:p text:style-name="P6"><text:soft-page-break/><text:tab/><text:tab/><text:span text:style-name="T15">select colName1, colName2 from employees where name = “Rahul” or age &gt;30;</text:span></text:p>
      <text:p text:style-name="P6"><text:tab/><text:tab/><text:span text:style-name="T16">Like : To find a string based on a pattern. Like regex</text:span></text:p>
      <text:p text:style-name="P7"><text:tab/><text:tab/><text:span text:style-name="T16">select * from tablename where name </text:span><text:span text:style-name="T17">like ‘r%’; </text:span></text:p>
      <text:p text:style-name="P7"><text:span text:style-name="T17"><text:tab/><text:tab/><text:tab/><text:tab/><text:tab/>// here To find names starting with r</text:span></text:p>
      <text:p text:style-name="P7"><text:tab/><text:tab/><text:span text:style-name="T18">select * from tableName where name like ‘%shi’;</text:span></text:p>
      <text:p text:style-name="P7"><text:tab/><text:tab/><text:tab/><text:tab/><text:tab/>// <text:span text:style-name="T18">here to find the names ends with shi</text:span></text:p>
      <text:p text:style-name="P7"><text:tab/><text:tab/><text:span text:style-name="T18">select * from table name where name like ‘r%k’;</text:span></text:p>
      <text:p text:style-name="P7"><text:tab/><text:tab/><text:tab/><text:tab/><text:tab/>// <text:span text:style-name="T18">here to find </text:span><text:span text:style-name="T19">the names </text:span><text:span text:style-name="T18">starts with r and ends with k</text:span></text:p>
      <text:p text:style-name="P7"><text:tab/><text:tab/><text:span text:style-name="T20">select * from tablename <text:s/>where name like ‘rutw_k’;</text:span></text:p>
      <text:p text:style-name="P7"><text:tab/><text:tab/><text:tab/><text:tab/><text:tab/>//<text:span text:style-name="T20">fetches all the name that has rutw and ends with k</text:span></text:p>
      <text:p text:style-name="P7"><text:tab/><text:tab/><text:tab/><text:tab/><text:tab/><text:tab/><text:span text:style-name="T21">There’s only one char difference</text:span></text:p>
      <text:p text:style-name="P7"/>
      <text:p text:style-name="P6"><text:tab/><text:tab/><text:span text:style-name="T22">Where clause : Used for filtering, when you don’t want all the rows.</text:span></text:p>
      <text:p text:style-name="P6"/>
      <text:p text:style-name="P6"><text:tab/><text:tab/><text:tab/><text:span text:style-name="T22">Like Operator : Used to validate the strings bassed on patterns.</text:span></text:p>
      <text:p text:style-name="P6"><text:tab/><text:tab/><text:tab/><text:tab/>_<text:span text:style-name="T22">am used to find ram,dam,mam etc.</text:span></text:p>
      <text:p text:style-name="P6"><text:tab/><text:tab/><text:tab/><text:tab/><text:span text:style-name="T22">m_n used for man, men, min etc.</text:span></text:p>
      <text:p text:style-name="P6"/>
      <text:p text:style-name="P6"><text:tab/><text:tab/><text:tab/><text:span text:style-name="T23">Between : to give a range.</text:span></text:p>
      <text:p text:style-name="P6"/>
      <text:p text:style-name="P6"><text:tab/><text:tab/><text:tab/><text:span text:style-name="T23">&lt;,&lt;=,&gt;,&gt;=.= Normal comparison operators as usual.</text:span></text:p>
      <text:p text:style-name="P6"><text:tab/></text:p>
      <text:p text:style-name="P6"><text:tab/><text:tab/><text:tab/><text:span text:style-name="T24">And operator : beheaves kinda like normal java and operator, <text:tab/><text:tab/><text:tab/><text:tab/><text:tab/><text:tab/><text:tab/>where both conditions need to be true.</text:span></text:p>
      <text:p text:style-name="P6"><text:tab/><text:tab/><text:tab/></text:p>
      <text:p text:style-name="P6"><text:tab/><text:tab/><text:tab/><text:span text:style-name="T25">Or Operator : </text:span><text:span text:style-name="T26">Behaves like normal or operator in java.</text:span></text:p>
      <text:p text:style-name="P8"><text:tab/><text:tab/><text:tab/></text:p>
      <text:p text:style-name="P8"><text:tab/><text:tab/><text:span text:style-name="T27">We can even combine and or in a query,</text:span></text:p>
      <text:p text:style-name="P8"><text:span text:style-name="T26"><text:tab/><text:tab/><text:tab/>select * from employee where name like ‘rutw_k’ and (age=23 or <text:tab/><text:tab/><text:tab/>age =21);</text:span></text:p>
      <text:p text:style-name="P8"/>
      <text:p text:style-name="P8"><text:tab/><text:tab/><text:tab/><text:span text:style-name="T27">Not Operator : if wan’t not equal we can use it.</text:span></text:p>
      <text:p text:style-name="P8"><text:tab/><text:tab/><text:tab/><text:tab/><text:span text:style-name="T27">Select * from emp where not age = 21;</text:span></text:p>
      <text:p text:style-name="P8"><text:tab/><text:span text:style-name="T27">Update :</text:span></text:p>
      <text:p text:style-name="P10"><text:span text:style-name="T7"><text:tab/><text:tab/></text:span><text:span text:style-name="T8">update employees set did = ‘d2’ where id = 3;</text:span></text:p>
      <text:p text:style-name="P10"><text:span text:style-name="T8"/></text:p>
      <text:p text:style-name="P10"><text:span text:style-name="T8"><text:tab/>Delete :</text:span></text:p>
      <text:p text:style-name="P10"><text:span text:style-name="T8"><text:tab/><text:tab/>delete from employees where id = 3;</text:span></text:p>
      <text:p text:style-name="P10"><text:span text:style-name="T8"><text:tab/></text:span></text:p>
      <text:p text:style-name="P10"><text:span text:style-name="T8"><text:tab/></text:span><text:span text:style-name="T9">Order By:</text:span></text:p>
      <text:p text:style-name="P10"><text:span text:style-name="T9"><text:tab/><text:tab/>select * from employees order by age; //orders in ascending order.</text:span></text:p>
      <text:p text:style-name="P10"><text:span text:style-name="T9"><text:tab/><text:tab/>Select * from employees order by age desc //orders in descing=ding order of age.</text:span></text:p>
      <text:p text:style-name="P10"><text:span text:style-name="T9"><text:tab/><text:tab/>Select * from employees order by did, age;</text:span></text:p>
      <text:p text:style-name="P10"><text:soft-page-break/><text:span text:style-name="T9"><text:tab/><text:tab/><text:tab/>//Orders by did and then sorts in ascending order based on age within that did.</text:span></text:p>
      <text:p text:style-name="P10"><text:span text:style-name="T9"><text:tab/><text:tab/></text:span><text:span text:style-name="T10">Select * from employees order by did, age desc;</text:span></text:p>
      <text:p text:style-name="P11"><text:span text:style-name="T10"><text:tab/><text:tab/><text:tab/></text:span><text:span text:style-name="T9">//Orders by did and then sorts in </text:span><text:span text:style-name="T10">des</text:span><text:span text:style-name="T9">cending order based on age within that did.</text:span></text:p>
      <text:p text:style-name="P11"><text:span text:style-name="T9"><text:tab/></text:span></text:p>
      <text:p text:style-name="P11"><text:span text:style-name="T9"><text:tab/></text:span><text:span text:style-name="T11">Filtering we can use,</text:span></text:p>
      <text:p text:style-name="P11"><text:span text:style-name="T11"><text:tab/><text:tab/>select * from employee where id in (1,2,10,12);</text:span></text:p>
      <text:p text:style-name="P11"><text:span text:style-name="T11"><text:tab/><text:tab/>select * from employee where age in (21,22,23,24,25);</text:span></text:p>
      <text:p text:style-name="P11"><text:span text:style-name="T11"><text:tab/></text:span><text:span text:style-name="T12">Silimilary we have not in,</text:span></text:p>
      <text:p text:style-name="P11"><text:span text:style-name="T12"><text:tab/><text:tab/>select * from employee where age not in (21,22,25,24,43);</text:span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2"><text:span text:style-name="T6">Functions :</text:span></text:p>
      <text:p text:style-name="P12"><text:span text:style-name="T6">---------------</text:span></text:p>
      <text:p text:style-name="P12"><text:span text:style-name="T6"><text:tab/>there are various functions in SQL count, max, min, avg</text:span></text:p>
      <text:p text:style-name="P12"><text:span text:style-name="T6"/></text:p>
      <text:p text:style-name="P12"><text:span text:style-name="T6"><text:tab/>To count no.of rows in the table,</text:span></text:p>
      <text:p text:style-name="P12"><text:span text:style-name="T6"><text:tab/><text:tab/>select count(id) from employees;</text:span></text:p>
      <text:p text:style-name="P12"><text:span text:style-name="T6"><text:tab/>To count no.of departments in employeee table,</text:span></text:p>
      <text:p text:style-name="P12"><text:span text:style-name="T6"><text:tab/><text:tab/>select count(dept_id) from employees;</text:span></text:p>
      <text:p text:style-name="P12"><text:span text:style-name="T6"><text:tab/>For Min age,</text:span></text:p>
      <text:p text:style-name="P12"><text:span text:style-name="T6"><text:tab/><text:tab/>selelct min(age) from employees;</text:span></text:p>
      <text:p text:style-name="P12"><text:span text:style-name="T6"><text:tab/>For Max Age,</text:span></text:p>
      <text:p text:style-name="P12"><text:span text:style-name="T6"><text:tab/><text:tab/>select max(age) from employees;</text:span></text:p>
      <text:p text:style-name="P12"><text:span text:style-name="T6"><text:tab/>For Avg of salaries ,</text:span></text:p>
      <text:p text:style-name="P12"><text:span text:style-name="T6"><text:tab/><text:tab/>select avg(sal) from employees;</text:span></text:p>
      <text:p text:style-name="P12"><text:span text:style-name="T6"><text:tab/>For Sum of ages,</text:span></text:p>
      <text:p text:style-name="P12"><text:span text:style-name="T6"><text:tab/><text:tab/>select sum(age) from employees;</text:span></text:p>
      <text:p text:style-name="P12"><text:span text:style-name="T6"/></text:p>
      <text:p text:style-name="P12"><text:span text:style-name="T6">Alias Concept : Can be use dto give another name to a cloumn in the displaying reslut table/ or for that query.</text:span></text:p>
      <text:p text:style-name="P12"><text:span text:style-name="T6"><text:tab/></text:span><text:span text:style-name="T13">Select id, name, salary as emp_salary from employees where salary &gt;3000;</text:span></text:p>
      <text:p text:style-name="P12"><text:span text:style-name="T13"><text:tab/></text:span><text:span text:style-name="T14">select emp.id, emp.name, dept.deptname from employees emp, department dept;</text:span></text:p>
      <text:p text:style-name="P13"><text:span text:style-name="T14"><text:tab/>select select emp.id as eid, emp.name as ename , dept.deptname as dname <text:s/>from employees emp, department dept;</text:span></text:p>
      <text:p text:style-name="P5"/>
      <text:p text:style-name="P4"/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09:40:40.625157277</meta:creation-date>
    <meta:generator>LibreOffice/6.4.7.2$Linux_X86_64 LibreOffice_project/40$Build-2</meta:generator>
    <dc:date>2022-11-16T11:11:58.614930408</dc:date>
    <meta:editing-duration>PT1H30M56S</meta:editing-duration>
    <meta:editing-cycles>39</meta:editing-cycles>
    <meta:document-statistic meta:table-count="0" meta:image-count="0" meta:object-count="0" meta:page-count="3" meta:paragraph-count="95" meta:word-count="723" meta:character-count="4284" meta:non-whitespace-character-count="3446"/>
  </office:meta>
</office:document-meta>
</file>